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1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Preface to a discourse for a Bar Mitzv<text:span text:style-name="T2">á</text:span><text:span text:style-name="T3">/</text:span></text:p>
      <text:p text:style-name="P6"><text:span text:style-name="T3">Have you ever seen the confirmation? a gift newly presented to your/ age? <text:s/>I have not; but I heard a flattering description thereof./ <text:s/>You of course, dear Brethren, fully understand to what I have reference./ <text:s/>I mean the introduction into the Synagogue of a practice, with which/ Hebrew ministers seek to conciliate the spirit of the time. <text:s/>Now;/ I can readily imagine how gratifying the appearance of our young/ daughters arrayed in spotless white, wreathed and flowered must/ be--especially to their parents. <text:s/>We all have more or less a leaning/ to that weakness. <text:s/>We all </text:span><text:span text:style-name="T4">b</text:span><text:span text:style-name="T5"> are affected with a degree of vanity/ touching the mental </text:span><text:span text:style-name="T6">and</text:span><text:span text:style-name="T7"> bodily attractiveness of our offspring, and/ I could not condemn that failing without being myself in all like-/-lihood adjudged guilty. <text:s/>But in determining about the admission/ of a novel ceremony in religion we should consult higher feelings/ than personal gratification. <text:s/>We should inquire whether the/ imposing sight--if you desire so to term it--bears corresponding/ effects, for, if it is barren of happy results, then the momentary/ impression it creates, should not suffice to decide in its/ favor. <text:s/>Dear Brethren! <text:s/>I believe that were we to follow/ that process of reasoning regarding the matter at issue,/</text:span></text:p>
      <text:p text:style-name="P6"><text:span text:style-name="T7"/></text:p>
      <text:p text:style-name="P6"><text:span text:style-name="T7">[Page 2]</text:span></text:p>
      <text:p text:style-name="P6"><text:span text:style-name="T7">we would soon discover the hollowness of that practice so much/ extolled. <text:s/>For, divested of all its trappings, it resolves itself/ into this: During a series of months young Jewesses are taught/ a certain number of answers respecting the beauty and superiority/ of their faith. <text:s/>An invocation to the Deity or a brief address is/ written for such as can display some elocutionary ability, and/ it is as often repeated as </text:span><text:soft-page-break/><text:span text:style-name="T7">necessary to commit it to memory./ <text:s/>On the festival of Pentecost our future wives and mothers are/ presented with pomp, before a large assemblage of their seniors,/ to the Rabbi preacher. <text:s/>They are catechized; they are/ exhorted to remain faithful, and a benediction is pronounced/ over them all. <text:s/>Now, admitting that the examiner and those/ whom he questions are true Israelites--though I heard of instances/ when the initiated were regaled with forbidden viands--admit-/-ting, I say, that they </text:span><text:span text:style-name="T6">are</text:span><text:span text:style-name="T7"> sincere, can it be reasonably supposed/ that that scene will conform the minds of the young in/ the verities of Judaism; confirm their hearts in righteousness?/ <text:s/>Will not all the surroundings yield a contrary effect?/ <text:s/>Will not those who by a long and weary teaching were prepared/ exclusively for the occasion, who were instructed how to/ stand erect and how to bend, will they not look upon the/ performance, as a mere pageantry, intended to entertain/</text:span></text:p>
      <text:p text:style-name="P6"><text:span text:style-name="T7"/></text:p>
      <text:p text:style-name="P6"><text:span text:style-name="T7">[Page 3]</text:span></text:p>
      <text:p text:style-name="P6"><text:span text:style-name="T7">the spectators? <text:s/>And if--as practised by some--a/ solemn pledge, which they are incapable of appreciating--/is exacted from the young, a pledge that they will perpetrate/ the Hebrew faith, will that ceremony command itself to univer-/-sal acceptance? <text:s/>I think not./</text:span></text:p>
      <text:p text:style-name="P6"><text:span text:style-name="T7">But I hear some of you observe that the objection I have/ advanced regarding the confirmation, applies equally to the/ attaining of religious age or becoming Bar Mitzv</text:span><text:span text:style-name="T8">á</text:span><text:span text:style-name="T7">h. <text:s/>It is/ painful for me to admit it, but I have to acknowledge the/ correctness of the remark. <text:s/>Yes, that time-honored practice/ also, as performed in </text:span><text:span text:style-name="T6">our days</text:span><text:span text:style-name="T7">, is unproductive of any moral/ advantag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2T12:23:18.87</meta:creation-date>
    <meta:document-statistic meta:table-count="0" meta:image-count="0" meta:object-count="0" meta:page-count="3" meta:paragraph-count="68" meta:word-count="705" meta:character-count="4550"/>
    <dc:date>2012-09-12T13:41:05.88</dc:date>
    <dc:creator>Penn Libraries</dc:creator>
    <meta:editing-duration>PT00H00M10S</meta:editing-duration>
    <meta:editing-cycles>1</meta:editing-cycles>
    <meta:generator>OpenOffice.org/3.2$Win32 OpenOffice.org_project/320m12$Build-9483</meta:generator>
  </office:meta>
</office:document-meta>
</file>